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nm="http://www.gnumeric.org/odf-extension/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fo:background-color="#faa61a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37"/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4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fo:background-color="#faa61a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</table:table>
      <table:table table:name="2019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9" table:formula="of:=SUM([.A2:.A71])" office:value-type="float" office:value="138" calcext:value-type="float">
            <text:p>138</text:p>
          </table:table-cell>
          <table:table-cell table:style-name="ce19" table:number-columns-repeated="1023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date-style style:name="N115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6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00/00/00</text:date>, <text:time style:data-style-name="N2" text:time-value="21:03:55.757144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1T21:05:50.467992167</dc:date>
    <meta:creation-date>2014-12-14T08:12:00Z</meta:creation-date>
    <meta:editing-cycles>540</meta:editing-cycles>
    <meta:editing-duration>PT22H51M5S</meta:editing-duration>
    <meta:generator>LibreOffice/6.4.4.2$Linux_X86_64 LibreOffice_project/40$Build-2</meta:generator>
    <meta:document-statistic meta:table-count="10" meta:cell-count="1624" meta:object-count="0"/>
  </office:meta>
</office:document-meta>
</file>